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10.5pt" style:font-size-complex="10.5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9pt" style:font-size-asian="10.5pt" style:font-size-complex="10.5pt"/>
    </style:style>
    <style:style style:name="T2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9pt"/>
    </style:style>
    <style:style style:name="T4" style:family="text">
      <style:text-properties fo:color="#000000" style:text-outline="false" style:text-line-through-style="none" fo:font-family="Consolas" style:font-family-generic="swiss" style:font-pitch="fixed" fo:font-size="10.5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0000" style:text-outline="false" style:text-line-through-style="none" fo:font-family="Consolas" style:font-family-generic="swiss" style:font-pitch="fixed" fo:font-size="9pt" fo:font-style="normal" fo:text-shadow="none" style:text-underline-style="none" fo:font-weight="normal" style:letter-kerning="true" style:font-family-asian="Consolas" style:font-family-generic-asian="swiss" style:font-pitch-asian="fixed" style:font-size-asian="10.5pt" style:font-style-asian="normal" style:font-weight-asian="normal" style:font-family-complex="Consolas" style:font-family-generic-complex="swiss" style:font-pitch-complex="fixed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resenter Session State Transition Diagram" draw:style-name="dp1" draw:master-page-name="Default">
        <draw:custom-shape draw:style-name="gr1" draw:text-style-name="P2" xml:id="id2" draw:id="id2" draw:layer="layout" svg:width="1.779cm" svg:height="1.779cm" svg:x="2.361cm" svg:y="2.3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5" draw:id="id5" draw:layer="layout" svg:width="1.779cm" svg:height="1.779cm" svg:x="2.361cm" svg:y="5.505cm">
          <text:p text:style-name="P1"><text:span text:style-name="T1">reg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1.779cm" svg:height="1.779cm" svg:x="2.361cm" svg:y="8.711cm">
          <text:p text:style-name="P1"><text:span text:style-name="T1">reg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1" draw:id="id11" draw:layer="layout" svg:width="1.779cm" svg:height="1.779cm" svg:x="2.361cm" svg:y="15.121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2" draw:id="id12" draw:layer="layout" svg:width="1.779cm" svg:height="1.779cm" svg:x="9.521cm" svg:y="7.12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9" draw:id="id9" draw:layer="layout" svg:width="2.466cm" svg:height="0.48cm" svg:x="2.017cm" svg:y="4.299cm">
          <text:p text:style-name="P1"><text:span text:style-name="T1">regSesh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2.466cm" svg:height="0.48cm" svg:x="2.017cm" svg:y="7.499cm">
          <text:p><text:span text:style-name="T2">regSeshRslt</text:span><text:span text:style-name="T3">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67cm" svg:height="0.48cm" svg:x="2.017cm" svg:y="13.998cm">
          <text:p><text:span text:style-name="T2">clsSeshRslt</text:span><text:span text:style-name="T3">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2.466cm" svg:height="0.48cm" svg:x="2.017cm" svg:y="10.798cm">
          <text:p text:style-name="P1"><text:span text:style-name="T1">clsSesh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2.466cm" svg:height="0.48cm" svg:x="6.1cm" svg:y="7.77cm">
          <text:p text:style-name="P1"><text:span text:style-name="T1">discned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draw:line-skew="0.22cm" svg:x1="2.017cm" svg:y1="7.739cm" svg:x2="2.361cm" svg:y2="3.189cm" draw:start-shape="id1" draw:start-glue-point="3" draw:end-shape="id2" draw:end-glue-point="6" svg:d="m2017 7739c-421 0-593-4550 344-4550" svg:viewBox="0 0 684 4551">
          <text:p/>
        </draw:connector>
        <draw:custom-shape draw:style-name="gr1" draw:text-style-name="P2" xml:id="id7" draw:id="id7" draw:layer="layout" svg:width="1.779cm" svg:height="1.779cm" svg:x="2.361cm" svg:y="11.916cm">
          <text:p text:style-name="P1"><text:span text:style-name="T1">clsin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draw:line-skew="-0.278cm" svg:x1="2.017cm" svg:y1="14.238cm" svg:x2="2.361cm" svg:y2="3.189cm" draw:start-shape="id3" draw:start-glue-point="3" draw:end-shape="id2" draw:end-glue-point="6" svg:d="m2017 14238c-1170 0-1342-11049 344-11049" svg:viewBox="0 0 1245 11050">
          <text:p/>
        </draw:connector>
        <draw:connector draw:style-name="gr3" draw:text-style-name="P1" draw:layer="layout" draw:type="curve" svg:x1="4.14cm" svg:y1="3.189cm" svg:x2="6.1cm" svg:y2="8.01cm" draw:start-shape="id2" draw:start-glue-point="10" draw:end-shape="id4" draw:end-glue-point="3" svg:d="m4140 3189c1470 0 490 4821 1960 4821" svg:viewBox="0 0 1961 4822">
          <text:p/>
        </draw:connector>
        <draw:connector draw:style-name="gr3" draw:text-style-name="P1" draw:layer="layout" draw:type="curve" svg:x1="4.14cm" svg:y1="6.394cm" svg:x2="6.1cm" svg:y2="8.01cm" draw:start-shape="id5" draw:start-glue-point="10" draw:end-shape="id4" svg:d="m4140 6394c1470 0 490 1616 1960 1616" svg:viewBox="0 0 1961 1617">
          <text:p/>
        </draw:connector>
        <draw:connector draw:style-name="gr3" draw:text-style-name="P1" draw:layer="layout" draw:type="curve" svg:x1="4.14cm" svg:y1="9.6cm" svg:x2="6.1cm" svg:y2="8.01cm" draw:start-shape="id6" draw:start-glue-point="10" draw:end-shape="id4" svg:d="m4140 9600c1470 0 490-1590 1960-1590" svg:viewBox="0 0 1961 1591">
          <text:p/>
        </draw:connector>
        <draw:connector draw:style-name="gr3" draw:text-style-name="P1" draw:layer="layout" draw:type="curve" svg:x1="4.14cm" svg:y1="12.805cm" svg:x2="6.1cm" svg:y2="8.01cm" draw:start-shape="id7" draw:start-glue-point="10" draw:end-shape="id4" svg:d="m4140 12805c1470 0 490-4795 1960-4795" svg:viewBox="0 0 1961 4796">
          <text:p/>
        </draw:connector>
        <draw:custom-shape draw:style-name="gr1" draw:text-style-name="P3" xml:id="id8" draw:id="id8" draw:layer="layout" svg:width="2.466cm" svg:height="0.48cm" svg:x="2.017cm" svg:y="1.02cm">
          <text:p><text:span text:style-name="T4">PrestrSesh</text:span><text:span text:style-name="T5">(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25cm" svg:y1="1.5cm" svg:x2="3.25cm" svg:y2="2.3cm" draw:start-shape="id8" draw:start-glue-point="2" draw:end-shape="id2" svg:d="m3250 1500v800" svg:viewBox="0 0 1 801">
          <text:p/>
        </draw:connector>
        <draw:connector draw:style-name="gr2" draw:text-style-name="P1" draw:layer="layout" draw:type="line" svg:x1="3.25cm" svg:y1="4.779cm" svg:x2="3.25cm" svg:y2="5.505cm" draw:start-shape="id9" draw:start-glue-point="2" draw:end-shape="id5" draw:end-glue-point="4" svg:d="m3250 4779v726" svg:viewBox="0 0 1 727">
          <text:p/>
        </draw:connector>
        <draw:connector draw:style-name="gr2" draw:text-style-name="P1" draw:layer="layout" draw:type="line" svg:x1="3.25cm" svg:y1="7.979cm" svg:x2="3.25cm" svg:y2="8.711cm" draw:start-shape="id1" draw:start-glue-point="2" draw:end-shape="id6" draw:end-glue-point="4" svg:d="m3250 7979v732" svg:viewBox="0 0 1 733">
          <text:p/>
        </draw:connector>
        <draw:connector draw:style-name="gr2" draw:text-style-name="P1" draw:layer="layout" draw:type="line" svg:x1="3.25cm" svg:y1="11.278cm" svg:x2="3.25cm" svg:y2="11.916cm" draw:start-shape="id10" draw:start-glue-point="2" draw:end-shape="id7" draw:end-glue-point="4" svg:d="m3250 11278v638" svg:viewBox="0 0 1 639">
          <text:p/>
        </draw:connector>
        <draw:connector draw:style-name="gr2" draw:text-style-name="P1" draw:layer="layout" draw:type="line" svg:x1="3.25cm" svg:y1="14.478cm" svg:x2="3.25cm" svg:y2="15.121cm" draw:start-shape="id3" draw:start-glue-point="2" draw:end-shape="id11" draw:end-glue-point="4" svg:d="m3250 14478v643" svg:viewBox="0 0 1 644">
          <text:p/>
        </draw:connector>
        <draw:connector draw:style-name="gr2" draw:text-style-name="P1" draw:layer="layout" draw:type="line" svg:x1="8.566cm" svg:y1="8.01cm" svg:x2="9.521cm" svg:y2="8.01cm" draw:start-shape="id4" draw:start-glue-point="1" draw:end-shape="id12" draw:end-glue-point="6" svg:d="m8566 8010h955" svg:viewBox="0 0 956 1">
          <text:p/>
        </draw:connector>
        <draw:connector draw:style-name="gr3" draw:text-style-name="P1" draw:layer="layout" draw:type="line" svg:x1="3.25cm" svg:y1="4.079cm" svg:x2="3.25cm" svg:y2="4.299cm" draw:start-shape="id2" draw:start-glue-point="8" draw:end-shape="id9" draw:end-glue-point="0" svg:d="m3250 4079v220" svg:viewBox="0 0 1 221">
          <text:p/>
        </draw:connector>
        <draw:connector draw:style-name="gr3" draw:text-style-name="P1" draw:layer="layout" draw:type="line" svg:x1="3.25cm" svg:y1="7.284cm" svg:x2="3.25cm" svg:y2="7.499cm" draw:start-shape="id5" draw:start-glue-point="8" draw:end-shape="id1" draw:end-glue-point="0" svg:d="m3250 7284v215" svg:viewBox="0 0 1 216">
          <text:p/>
        </draw:connector>
        <draw:connector draw:style-name="gr3" draw:text-style-name="P1" draw:layer="layout" draw:type="line" svg:x1="3.25cm" svg:y1="10.49cm" svg:x2="3.25cm" svg:y2="10.798cm" draw:start-shape="id6" draw:start-glue-point="8" draw:end-shape="id10" draw:end-glue-point="0" svg:d="m3250 10490v308" svg:viewBox="0 0 1 309">
          <text:p/>
        </draw:connector>
        <draw:connector draw:style-name="gr3" draw:text-style-name="P1" draw:layer="layout" draw:type="line" svg:x1="3.25cm" svg:y1="13.695cm" svg:x2="3.25cm" svg:y2="13.998cm" draw:start-shape="id7" draw:start-glue-point="8" draw:end-shape="id3" draw:end-glue-point="0" svg:d="m3250 13695v303" svg:viewBox="0 0 1 304">
          <text:p/>
        </draw:connector>
      </draw:page>
      <draw:page draw:name="Presenter Channel State Transition Diagram" draw:style-name="dp1" draw:master-page-name="Default">
        <draw:custom-shape draw:style-name="gr1" draw:text-style-name="P2" xml:id="id14" draw:id="id14" draw:layer="layout" svg:width="1.779cm" svg:height="1.779cm" svg:x="2.242cm" svg:y="2.4cm">
          <text:p text:style-name="P1"><text:span text:style-name="T1">re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779cm" svg:height="1.779cm" svg:x="2.242cm" svg:y="5.605cm">
          <text:p text:style-name="P1"><text:span text:style-name="T1">reg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7" draw:id="id17" draw:layer="layout" svg:width="1.779cm" svg:height="1.779cm" svg:x="2.242cm" svg:y="8.811cm">
          <text:p text:style-name="P1"><text:span text:style-name="T1">cl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1.779cm" svg:height="1.779cm" svg:x="9.402cm" svg:y="7.221cm">
          <text:p text:style-name="P1"><text:span text:style-name="T1">discn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2.466cm" svg:height="0.48cm" svg:x="1.898cm" svg:y="4.399cm">
          <text:p text:style-name="P1"><text:span text:style-name="T1">regSesh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2.466cm" svg:height="0.48cm" svg:x="1.898cm" svg:y="7.599cm">
          <text:p><text:span text:style-name="T2">clsChnl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1" draw:id="id21" draw:layer="layout" svg:width="2.466cm" svg:height="0.48cm" svg:x="1.898cm" svg:y="10.898cm">
          <text:p><text:span text:style-name="T6">chnlCls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2.466cm" svg:height="0.48cm" svg:x="5.981cm" svg:y="7.87cm">
          <text:p text:style-name="P1"><text:span text:style-name="T1">discne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.898cm" svg:y1="7.839cm" svg:x2="2.242cm" svg:y2="3.289cm" draw:start-shape="id13" draw:start-glue-point="3" draw:end-shape="id14" draw:end-glue-point="6" svg:d="m1898 7839c-751 0-923-4550 344-4550" svg:viewBox="0 0 931 4551">
          <text:p/>
        </draw:connector>
        <draw:custom-shape draw:style-name="gr1" draw:text-style-name="P2" xml:id="id18" draw:id="id18" draw:layer="layout" svg:width="1.779cm" svg:height="1.779cm" svg:x="2.242cm" svg:y="12.016cm">
          <text:p text:style-name="P1"><text:span text:style-name="T1">cl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4.021cm" svg:y1="3.289cm" svg:x2="5.981cm" svg:y2="8.11cm" draw:start-shape="id14" draw:start-glue-point="10" draw:end-shape="id15" draw:end-glue-point="3" svg:d="m4021 3289c1470 0 490 4821 1960 4821" svg:viewBox="0 0 1961 4822">
          <text:p/>
        </draw:connector>
        <draw:connector draw:style-name="gr3" draw:text-style-name="P1" draw:layer="layout" draw:type="curve" svg:x1="4.021cm" svg:y1="6.494cm" svg:x2="5.981cm" svg:y2="8.11cm" draw:start-shape="id16" draw:start-glue-point="10" draw:end-shape="id15" svg:d="m4021 6494c1470 0 490 1616 1960 1616" svg:viewBox="0 0 1961 1617">
          <text:p/>
        </draw:connector>
        <draw:connector draw:style-name="gr3" draw:text-style-name="P1" draw:layer="layout" draw:type="curve" svg:x1="4.021cm" svg:y1="9.7cm" svg:x2="5.981cm" svg:y2="8.11cm" draw:start-shape="id17" draw:start-glue-point="10" draw:end-shape="id15" svg:d="m4021 9700c1470 0 490-1590 1960-1590" svg:viewBox="0 0 1961 1591">
          <text:p/>
        </draw:connector>
        <draw:connector draw:style-name="gr3" draw:text-style-name="P1" draw:layer="layout" draw:type="curve" svg:x1="4.021cm" svg:y1="12.905cm" svg:x2="5.981cm" svg:y2="8.11cm" draw:start-shape="id18" draw:start-glue-point="10" draw:end-shape="id15" svg:d="m4021 12905c1470 0 490-4795 1960-4795" svg:viewBox="0 0 1961 4796">
          <text:p/>
        </draw:connector>
        <draw:custom-shape draw:style-name="gr1" draw:text-style-name="P3" xml:id="id19" draw:id="id19" draw:layer="layout" svg:width="2.466cm" svg:height="0.48cm" svg:x="1.898cm" svg:y="1.12cm">
          <text:p><text:span text:style-name="T4">PrestrChnl</text:span><text:span text:style-name="T5">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3.131cm" svg:y1="1.6cm" svg:x2="3.131cm" svg:y2="2.4cm" draw:start-shape="id19" draw:start-glue-point="2" draw:end-shape="id14" svg:d="m3131 1600v800" svg:viewBox="0 0 1 801">
          <text:p/>
        </draw:connector>
        <draw:connector draw:style-name="gr2" draw:text-style-name="P1" draw:layer="layout" draw:type="line" svg:x1="3.131cm" svg:y1="4.879cm" svg:x2="3.131cm" svg:y2="5.605cm" draw:start-shape="id20" draw:start-glue-point="2" draw:end-shape="id16" draw:end-glue-point="4" svg:d="m3131 4879v726" svg:viewBox="0 0 1 727">
          <text:p/>
        </draw:connector>
        <draw:connector draw:style-name="gr2" draw:text-style-name="P1" draw:layer="layout" draw:type="line" svg:x1="3.131cm" svg:y1="8.079cm" svg:x2="3.131cm" svg:y2="8.811cm" draw:start-shape="id13" draw:start-glue-point="2" draw:end-shape="id17" draw:end-glue-point="4" svg:d="m3131 8079v732" svg:viewBox="0 0 1 733">
          <text:p/>
        </draw:connector>
        <draw:connector draw:style-name="gr2" draw:text-style-name="P1" draw:layer="layout" draw:type="line" svg:x1="3.131cm" svg:y1="11.378cm" svg:x2="3.131cm" svg:y2="12.016cm" draw:start-shape="id21" draw:start-glue-point="2" draw:end-shape="id18" draw:end-glue-point="4" svg:d="m3131 11378v638" svg:viewBox="0 0 1 639">
          <text:p/>
        </draw:connector>
        <draw:connector draw:style-name="gr2" draw:text-style-name="P1" draw:layer="layout" draw:type="line" svg:x1="8.447cm" svg:y1="8.11cm" svg:x2="9.402cm" svg:y2="8.11cm" draw:start-shape="id15" draw:start-glue-point="1" draw:end-shape="id22" draw:end-glue-point="6" svg:d="m8447 8110h955" svg:viewBox="0 0 956 1">
          <text:p/>
        </draw:connector>
        <draw:connector draw:style-name="gr3" draw:text-style-name="P1" draw:layer="layout" draw:type="line" svg:x1="3.131cm" svg:y1="4.179cm" svg:x2="3.131cm" svg:y2="4.399cm" draw:start-shape="id14" draw:start-glue-point="8" draw:end-shape="id20" draw:end-glue-point="0" svg:d="m3131 4179v220" svg:viewBox="0 0 1 221">
          <text:p/>
        </draw:connector>
        <draw:connector draw:style-name="gr3" draw:text-style-name="P1" draw:layer="layout" draw:type="line" svg:x1="3.131cm" svg:y1="7.384cm" svg:x2="3.131cm" svg:y2="7.599cm" draw:start-shape="id16" draw:start-glue-point="8" draw:end-shape="id13" draw:end-glue-point="0" svg:d="m3131 7384v215" svg:viewBox="0 0 1 216">
          <text:p/>
        </draw:connector>
        <draw:connector draw:style-name="gr3" draw:text-style-name="P1" draw:layer="layout" draw:type="line" svg:x1="3.131cm" svg:y1="10.59cm" svg:x2="3.131cm" svg:y2="10.898cm" draw:start-shape="id17" draw:start-glue-point="8" draw:end-shape="id21" draw:end-glue-point="0" svg:d="m3131 10590v308" svg:viewBox="0 0 1 3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Presenter Session State Transition Diagram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08T07:38:29.88</meta:creation-date>
    <dc:date>2013-05-12T12:41:55.56</dc:date>
    <meta:editing-duration>PT3M28S</meta:editing-duration>
    <meta:editing-cycles>6</meta:editing-cycles>
    <meta:generator>LibreOffice/4.0.0.3$Windows_x86 LibreOffice_project/7545bee9c2a0782548772a21bc84a9dcc583b89</meta:generator>
    <meta:document-statistic meta:object-count="51"/>
  </office:meta>
</office:document-meta>
</file>